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F03DB6D87CC6F5FDA5.png" manifest:media-type="image/png"/>
  <manifest:file-entry manifest:full-path="Pictures/10000201000004C2000001CA8227367E1DFBB7AC.png" manifest:media-type="image/png"/>
  <manifest:file-entry manifest:full-path="Pictures/10000201000003150000015EA7ED685E5381BAAC.png" manifest:media-type="image/png"/>
  <manifest:file-entry manifest:full-path="Pictures/10000201000004CF00000338EBF2DA04F52B2C9B.png" manifest:media-type="image/png"/>
  <manifest:file-entry manifest:full-path="Pictures/10000201000006660000003C1BBCAF7A0EA6A1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0.527cm" svg:x="-0.003cm" svg:y="2.589cm">
          <draw:image xlink:href="Pictures/10000201000004C2000001CA8227367E1DFBB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877cm" svg:height="9.26cm" svg:x="2.123cm" svg:y="0.74cm">
          <draw:image xlink:href="Pictures/10000201000003150000015EA7ED685E5381B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6.299cm" svg:height="13.124cm" svg:x="5.847cm" svg:y="1.291cm">
          <draw:image xlink:href="Pictures/1000020100000268000001F03DB6D87CC6F5FD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528cm" svg:height="15.749cm" svg:x="2.233cm" svg:y="-0.022cm">
          <draw:image xlink:href="Pictures/10000201000004CF00000338EBF2DA04F52B2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1cm" svg:height="2.038cm" svg:x="2cm" svg:y="2cm">
          <draw:text-box>
            <text:p>SSL Fehler mit osteotomy_eu.conf:</text:p>
            <text:p text:style-name="P4"><text:span text:style-name="T1"><text:tab/></text:span><text:span text:style-name="T1">ssl_certificate /home/uwe/ssl/chain_23.crt</text:span><text:span text:style-name="T2">;</text:span></text:p>
          </draw:text-box>
        </draw:frame>
        <draw:frame draw:style-name="gr4" draw:text-style-name="P6" draw:layer="layout" svg:width="27.999cm" svg:height="1.024cm" svg:x="0.001cm" svg:y="4cm">
          <draw:image xlink:href="Pictures/10000201000006660000003C1BBCAF7A0EA6A12F.png" xlink:type="simple" xlink:show="embed" xlink:actuate="onLoad" draw:mime-type="image/png">
            <text:p/>
          </draw:image>
        </draw:frame>
        <draw:line draw:style-name="gr5" draw:text-style-name="P1" draw:layer="layout" svg:x1="22cm" svg:y1="2cm" svg:x2="24cm" svg:y2="4cm">
          <text:p/>
        </draw:line>
        <draw:line draw:style-name="gr6" draw:text-style-name="P1" draw:layer="layout" svg:x1="22cm" svg:y1="2cm" svg:x2="26.5cm" svg:y2="4cm">
          <text:p/>
        </draw:line>
        <draw:frame draw:style-name="gr7" draw:text-style-name="P5" draw:layer="layout" svg:width="13.122cm" svg:height="0.962cm" svg:x="2.439cm" svg:y="6.356cm">
          <draw:text-box>
            <text:p>Dieser Fehler tritt mit chain_123.crt nicht auf!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9T19:45:39.274000000</dc:date>
    <meta:editing-duration>PT11H24M53S</meta:editing-duration>
    <meta:editing-cycles>4</meta:editing-cycles>
    <meta:generator>LibreOffice/7.1.5.2$Windows_X86_64 LibreOffice_project/85f04e9f809797b8199d13c421bd8a2b025d52b5</meta:generator>
    <meta:document-statistic meta:object-count="40"/>
  </office:meta>
</office:document-meta>
</file>